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3458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99ff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44in" fo:margin-left="0in" fo:margin-right="-0.0021in" table:align="margins"/>
    </style:style>
    <style:style style:name="Table11.A" style:family="table-column">
      <style:table-column-properties style:column-width="0.2514in" style:rel-column-width="2460*"/>
    </style:style>
    <style:style style:name="Table11.B" style:family="table-column">
      <style:table-column-properties style:column-width="0.5194in" style:rel-column-width="5085*"/>
    </style:style>
    <style:style style:name="Table11.C" style:family="table-column">
      <style:table-column-properties style:column-width="4.2479in" style:rel-column-width="41584*"/>
    </style:style>
    <style:style style:name="Table11.D" style:family="table-column">
      <style:table-column-properties style:column-width="1.6757in" style:rel-column-width="16406*"/>
    </style:style>
    <style:style style:name="Table1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D1" style:family="table-cell">
      <style:table-cell-properties fo:background-color="#99ff99" fo:padding="0.0382in" fo:border="0.0007in solid #000000">
        <style:background-image/>
      </style:table-cell-properties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B13" style:family="table-cell" style:data-style-name="N43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6944in" fo:margin-left="0in" fo:margin-right="-0.0021in" table:align="margins"/>
    </style:style>
    <style:style style:name="Table1.A" style:family="table-column">
      <style:table-column-properties style:column-width="0.2514in" style:rel-column-width="2460*"/>
    </style:style>
    <style:style style:name="Table1.B" style:family="table-column">
      <style:table-column-properties style:column-width="0.5924in" style:rel-column-width="5798*"/>
    </style:style>
    <style:style style:name="Table1.C" style:family="table-column">
      <style:table-column-properties style:column-width="4.175in" style:rel-column-width="40870*"/>
    </style:style>
    <style:style style:name="Table1.D" style:family="table-column">
      <style:table-column-properties style:column-width="1.6757in" style:rel-column-width="16407*"/>
    </style:style>
    <style:style style:name="Table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99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944in" fo:margin-left="0in" fo:margin-right="-0.0021in" table:align="margins"/>
    </style:style>
    <style:style style:name="Table2.A" style:family="table-column">
      <style:table-column-properties style:column-width="0.2507in" style:rel-column-width="2454*"/>
    </style:style>
    <style:style style:name="Table2.B" style:family="table-column">
      <style:table-column-properties style:column-width="0.5194in" style:rel-column-width="5085*"/>
    </style:style>
    <style:style style:name="Table2.C" style:family="table-column">
      <style:table-column-properties style:column-width="4.2479in" style:rel-column-width="41584*"/>
    </style:style>
    <style:style style:name="Table2.D" style:family="table-column">
      <style:table-column-properties style:column-width="1.6764in" style:rel-column-width="16412*"/>
    </style:style>
    <style:style style:name="Table2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background-color="#99ff99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6944in" fo:margin-left="0in" fo:margin-right="-0.0021in" table:align="margins"/>
    </style:style>
    <style:style style:name="Table3.A" style:family="table-column">
      <style:table-column-properties style:column-width="0.2507in" style:rel-column-width="2454*"/>
    </style:style>
    <style:style style:name="Table3.B" style:family="table-column">
      <style:table-column-properties style:column-width="0.5194in" style:rel-column-width="5085*"/>
    </style:style>
    <style:style style:name="Table3.C" style:family="table-column">
      <style:table-column-properties style:column-width="4.2479in" style:rel-column-width="41584*"/>
    </style:style>
    <style:style style:name="Table3.D" style:family="table-column">
      <style:table-column-properties style:column-width="1.6764in" style:rel-column-width="16412*"/>
    </style:style>
    <style:style style:name="Table3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99ff99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" style:family="table">
      <style:table-properties style:width="6.6944in" fo:margin-left="0in" fo:margin-right="-0.0021in" table:align="margins"/>
    </style:style>
    <style:style style:name="Table5.A" style:family="table-column">
      <style:table-column-properties style:column-width="0.2507in" style:rel-column-width="2454*"/>
    </style:style>
    <style:style style:name="Table5.B" style:family="table-column">
      <style:table-column-properties style:column-width="0.5194in" style:rel-column-width="5085*"/>
    </style:style>
    <style:style style:name="Table5.C" style:family="table-column">
      <style:table-column-properties style:column-width="4.2479in" style:rel-column-width="41584*"/>
    </style:style>
    <style:style style:name="Table5.D" style:family="table-column">
      <style:table-column-properties style:column-width="1.6764in" style:rel-column-width="16412*"/>
    </style:style>
    <style:style style:name="Table5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background-color="#99ff99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" style:family="table">
      <style:table-properties style:width="6.6944in" fo:margin-left="0in" fo:margin-right="-0.0021in" table:align="margins"/>
    </style:style>
    <style:style style:name="Table6.A" style:family="table-column">
      <style:table-column-properties style:column-width="0.2507in" style:rel-column-width="2454*"/>
    </style:style>
    <style:style style:name="Table6.B" style:family="table-column">
      <style:table-column-properties style:column-width="0.5194in" style:rel-column-width="5085*"/>
    </style:style>
    <style:style style:name="Table6.C" style:family="table-column">
      <style:table-column-properties style:column-width="4.2479in" style:rel-column-width="41584*"/>
    </style:style>
    <style:style style:name="Table6.D" style:family="table-column">
      <style:table-column-properties style:column-width="1.6764in" style:rel-column-width="16412*"/>
    </style:style>
    <style:style style:name="Table6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D1" style:family="table-cell">
      <style:table-cell-properties fo:background-color="#99ff99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color="#333333" style:font-name="Times New Roman" fo:font-size="12pt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ebebeb" style:font-name="Consolas" fo:font-size="14pt" style:font-name-asian="Consolas" style:font-size-asian="14pt" style:font-name-complex="Consolas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1c1c1c" style:font-name="Times New Roman" fo:font-size="14pt" style:font-name-asian="Consolas" style:font-size-asian="14pt" style:font-name-complex="Consolas" style:font-size-complex="14pt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1c1c1c" style:font-name="Times New Roman" fo:font-size="14pt" style:font-name-asian="Consolas" style:font-size-asian="14pt" style:font-name-complex="Consolas" style:font-size-complex="14pt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1c1c1c" style:font-name="Times New Roman" fo:font-size="14pt" style:font-size-asian="14pt" style:font-size-complex="14pt"/>
    </style:style>
    <style:style style:name="P17" style:family="paragraph" style:parent-style-name="Preformatted_20_Text">
      <style:paragraph-properties fo:text-align="start" style:justify-single-word="false"/>
      <style:text-properties fo:color="#333333" style:font-name="Times New Roman" fo:font-size="12pt" style:font-size-asian="12pt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ebebeb" style:font-name="Consolas" style:font-name-asian="Consolas" style:font-name-complex="Consolas"/>
    </style:style>
    <style:style style:name="T3" style:family="text">
      <style:text-properties fo:color="#1c1c1c"/>
    </style:style>
    <style:style style:name="T4" style:family="text">
      <style:text-properties fo:color="#1c1c1c" style:font-name="Times New Roman"/>
    </style:style>
    <style:style style:name="T5" style:family="text">
      <style:text-properties style:font-name="Consolas" style:font-name-asian="Consolas" style:font-name-complex="Consolas"/>
    </style:style>
    <style:style style:name="T6" style:family="text">
      <style:text-properties style:font-name-asian="Consolas" style:font-name-complex="Consola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e cerinta 7 – 9 fundamentele programarii</text:p>
      <text:p text:style-name="P3"/>
      <text:p text:style-name="P4">Data: 11/11/2017<text:tab/><text:tab/><text:tab/><text:tab/><text:tab/> <text:s/>Nume: Badita Marin-Georgian, an I, grupa 211</text:p>
      <text:p text:style-name="P4"/>
      <text:p text:style-name="P2"/>
      <text:p text:style-name="P2"/>
      <text:p text:style-name="P2">Plan de iteratii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umarul iteratiei</text:p>
          </table:table-cell>
          <table:table-cell table:style-name="Table4.B1" office:value-type="string">
            <text:p text:style-name="P5">Functionalitati</text:p>
          </table:table-cell>
        </table:table-row>
        <table:table-row>
          <table:table-cell table:style-name="Table4.A2" office:value-type="string">
            <text:p text:style-name="P5">Iteratia 1</text:p>
          </table:table-cell>
          <table:table-cell table:style-name="Table4.B2" office:value-type="string">
            <text:p text:style-name="P5">Functionalitatiile 1 – 2 (1. adaugarea, stergerea, modificarea listei de persoane, de evenimente. 2. Cautarea de personae, cautarea de evnemente)</text:p>
          </table:table-cell>
        </table:table-row>
        <table:table-row>
          <table:table-cell table:style-name="Table4.A2" office:value-type="string">
            <text:p text:style-name="P5">Iteratia 2</text:p>
          </table:table-cell>
          <table:table-cell table:style-name="Table4.B2" office:value-type="string">
            <text:p text:style-name="P5">Functioalitatiile 3 – 4 (3. Inscrierea persoanei la un eveniment, 4. Lista de evenmiente la care participa o persoana oronata alfavetic dupa descriere, dupa data)</text:p>
          </table:table-cell>
        </table:table-row>
        <table:table-row>
          <table:table-cell table:style-name="Table4.A2" office:value-type="string">
            <text:p text:style-name="P5">Iteratia 3 </text:p>
          </table:table-cell>
          <table:table-cell table:style-name="Table4.B2" office:value-type="string">
            <text:p text:style-name="P5">Functionalitatiile 5 – 6 (5. Persoane participante la cele mai multe evenimente, 6. Primele 20% evenimente cu cei mai multi participanti (descriere, numar de participanti)</text:p>
          </table:table-cell>
        </table:table-row>
      </table:table>
      <text:p text:style-name="P4"/>
      <text:p text:style-name="P2">Enuntul problemei:</text:p>
      <text:p text:style-name="P2"><text:tab/><text:span text:style-name="T1">Administratorul unei sali de evenimente are nevoie de o aplicatie care gestioneaza persoanele si evenimentele organizate. Aplicatia trebuie sa stocheze persoanele (personID, nume, adresa) si evenimentele (idEvent, data, timp, descriere). De asemenea aplicatia trebuie sa execute urmatoarele operatii:</text:span></text:p>
      <text:list xml:id="list5550872283865382638" text:style-name="L1">
        <text:list-item>
          <text:list>
            <text:list-item>
              <text:list>
                <text:list-item>
                  <text:p text:style-name="P10">Gestiunea listei de persoane si evenimente (adaugare, stergere, modificare a listei de persoane sau listei de evenimente)</text:p>
                </text:list-item>
                <text:list-item>
                  <text:p text:style-name="P10">Cautarea de persoane, evenimente</text:p>
                </text:list-item>
                <text:list-item>
                  <text:p text:style-name="P10">Inscrierea unei persoane la un eveniment</text:p>
                </text:list-item>
                <text:list-item>
                  <text:p text:style-name="P10">Raporteaza lista de evenimente la care participa o persoana ordonat alfabetic dupa descriere, dupa data</text:p>
                </text:list-item>
                <text:list-item>
                  <text:p text:style-name="P10">Raporteaza persoanele participante la cele mai multe evenimente</text:p>
                </text:list-item>
                <text:list-item>
                  <text:p text:style-name="P12"><text:span text:style-name="T1">Raporteaza primele 20% evenimente cu cei mai multi participanti (descriere, numar de participanti)</text:span><text:tab/></text:p>
                </text:list-item>
              </text:list>
            </text:list-item>
          </text:list>
        </text:list-item>
      </text:list>
      <text:p text:style-name="P2"/>
      <text:p text:style-name="P2">Iteratia I</text:p>
      <text:p text:style-name="P2"/>
      <text:p text:style-name="P2">Scenariu de rulare Functionalitatea 1 (adaugare, stergere, modificare).</text:p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>Utilizator</text:p>
          </table:table-cell>
          <table:table-cell table:style-name="Table11.A1" office:value-type="string">
            <text:p text:style-name="P5">Program</text:p>
          </table:table-cell>
          <table:table-cell table:style-name="Table11.D1" office:value-type="string">
            <text:p text:style-name="P5">Descriere</text:p>
          </table:table-cell>
        </table:table-row>
        <table:table-row>
          <table:table-cell table:style-name="Table11.A2" office:value-type="string">
            <text:p text:style-name="P5">a</text:p>
          </table:table-cell>
          <table:table-cell table:style-name="Table11.A2" office:value-type="string">
            <text:p text:style-name="P6">-</text:p>
          </table:table-cell>
          <table:table-cell table:style-name="Table11.A2" office:value-type="string">
            <text:p text:style-name="P5">Give command (Add, View, Search, Delete, Modify):</text:p>
          </table:table-cell>
          <table:table-cell table:style-name="Table11.D2" office:value-type="string">
            <text:p text:style-name="P5">Afiseaza meniul de <text:soft-page-break/>comenzi</text:p>
          </table:table-cell>
        </table:table-row>
        <table:table-row>
          <table:table-cell table:style-name="Table11.A2" office:value-type="string">
            <text:p text:style-name="P5">b</text:p>
          </table:table-cell>
          <table:table-cell table:style-name="Table11.A2" office:value-type="string">
            <text:p text:style-name="P6">add</text:p>
          </table:table-cell>
          <table:table-cell table:style-name="Table11.A2" office:value-type="string">
            <text:p text:style-name="P5">Give command (Person, Event): </text:p>
          </table:table-cell>
          <table:table-cell table:style-name="Table11.D2" office:value-type="string">
            <text:p text:style-name="P5">Se afiseaza submeniul de adaugare</text:p>
          </table:table-cell>
        </table:table-row>
        <table:table-row>
          <table:table-cell table:style-name="Table11.A2" office:value-type="string">
            <text:p text:style-name="P5">c</text:p>
          </table:table-cell>
          <table:table-cell table:style-name="Table11.A2" office:value-type="string">
            <text:p text:style-name="P6">person</text:p>
          </table:table-cell>
          <table:table-cell table:style-name="Table11.A2" office:value-type="string">
            <text:p text:style-name="P8">Give person ID: </text:p>
          </table:table-cell>
          <table:table-cell table:style-name="Table11.D2" office:value-type="string">
            <text:p text:style-name="P5">Formulaul de adaugare</text:p>
          </table:table-cell>
        </table:table-row>
        <table:table-row>
          <table:table-cell table:style-name="Table11.A2" office:value-type="string">
            <text:p text:style-name="P5">d</text:p>
          </table:table-cell>
          <table:table-cell table:style-name="Table11.B5" office:value-type="float" office:value="1">
            <text:p text:style-name="P6">1</text:p>
          </table:table-cell>
          <table:table-cell table:style-name="Table11.A2" office:value-type="string">
            <text:p text:style-name="P9">Give person name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e</text:p>
          </table:table-cell>
          <table:table-cell table:style-name="Table11.A2" office:value-type="string">
            <text:p text:style-name="P6">Geo</text:p>
          </table:table-cell>
          <table:table-cell table:style-name="Table11.A2" office:value-type="string">
            <text:p text:style-name="P9">Give person address: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f</text:p>
          </table:table-cell>
          <table:table-cell table:style-name="Table11.A2" office:value-type="string">
            <text:p text:style-name="P6">Olanu</text:p>
          </table:table-cell>
          <table:table-cell table:style-name="Table11.A2" office:value-type="string">
            <text:p text:style-name="P9">Person Geo saved...</text:p>
          </table:table-cell>
          <table:table-cell table:style-name="Table11.D2" office:value-type="string">
            <text:p text:style-name="P5">Persona a fost adaugata cu succes</text:p>
          </table:table-cell>
        </table:table-row>
        <table:table-row>
          <table:table-cell table:style-name="Table11.A2" office:value-type="string">
            <text:p text:style-name="P5">g</text:p>
          </table:table-cell>
          <table:table-cell table:style-name="Table11.A2" office:value-type="string">
            <text:p text:style-name="P6">-</text:p>
          </table:table-cell>
          <table:table-cell table:style-name="Table11.A2" office:value-type="string">
            <text:p text:style-name="P7">Give command (Add, View, Search, Delete, Modify):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h</text:p>
          </table:table-cell>
          <table:table-cell table:style-name="Table11.A2" office:value-type="string">
            <text:p text:style-name="P6">add</text:p>
          </table:table-cell>
          <table:table-cell table:style-name="Table11.A2" office:value-type="string">
            <text:p text:style-name="P5">Give command (Person, Event)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i</text:p>
          </table:table-cell>
          <table:table-cell table:style-name="Table11.A2" office:value-type="string">
            <text:p text:style-name="P6">event</text:p>
          </table:table-cell>
          <table:table-cell table:style-name="Table11.A2" office:value-type="string">
            <text:p text:style-name="P5">Give event ID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j</text:p>
          </table:table-cell>
          <table:table-cell table:style-name="Table11.B5" office:value-type="float" office:value="1">
            <text:p text:style-name="P6">1</text:p>
          </table:table-cell>
          <table:table-cell table:style-name="Table11.A2" office:value-type="string">
            <text:p text:style-name="P5">Give event date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k</text:p>
          </table:table-cell>
          <table:table-cell table:style-name="Table11.A2" office:value-type="string">
            <text:p text:style-name="P6">20/07/2015</text:p>
          </table:table-cell>
          <table:table-cell table:style-name="Table11.A2" office:value-type="string">
            <text:p text:style-name="P5">Give event time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l</text:p>
          </table:table-cell>
          <table:table-cell table:style-name="Table11.B13" office:value-type="time" office:time-value="PT09H30M00S">
            <text:p text:style-name="P6">09:30:00 AM</text:p>
          </table:table-cell>
          <table:table-cell table:style-name="Table11.A2" office:value-type="string">
            <text:p text:style-name="P5">Give event description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m</text:p>
          </table:table-cell>
          <table:table-cell table:style-name="Table11.A2" office:value-type="string">
            <text:p text:style-name="P6">Wedding</text:p>
          </table:table-cell>
          <table:table-cell table:style-name="Table11.A2" office:value-type="string">
            <text:p text:style-name="P5">Event 1 saved...</text:p>
          </table:table-cell>
          <table:table-cell table:style-name="Table11.D2" office:value-type="string">
            <text:p text:style-name="P5">Evenimentul a fost adaugat cu succes</text:p>
          </table:table-cell>
        </table:table-row>
        <table:table-row>
          <table:table-cell table:style-name="Table11.A2" office:value-type="string">
            <text:p text:style-name="P5">n</text:p>
          </table:table-cell>
          <table:table-cell table:style-name="Table11.A2" office:value-type="string">
            <text:p text:style-name="P6">-</text:p>
          </table:table-cell>
          <table:table-cell table:style-name="Table11.A2" office:value-type="string">
            <text:p text:style-name="P7">Give command (Add, View, Search, Delete, Modify):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o</text:p>
          </table:table-cell>
          <table:table-cell table:style-name="Table11.A2" office:value-type="string">
            <text:p text:style-name="P6">delete</text:p>
          </table:table-cell>
          <table:table-cell table:style-name="Table11.A2" office:value-type="string">
            <text:p text:style-name="P5">Give command (Person, Event)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p</text:p>
          </table:table-cell>
          <table:table-cell table:style-name="Table11.A2" office:value-type="string">
            <text:p text:style-name="P6">person</text:p>
          </table:table-cell>
          <table:table-cell table:style-name="Table11.A2" office:value-type="string">
            <text:p text:style-name="P5">Give person ID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q</text:p>
          </table:table-cell>
          <table:table-cell table:style-name="Table11.B5" office:value-type="float" office:value="1">
            <text:p text:style-name="P6">1</text:p>
          </table:table-cell>
          <table:table-cell table:style-name="Table11.A2" office:value-type="string">
            <text:p text:style-name="P5">Geo was deleted</text:p>
          </table:table-cell>
          <table:table-cell table:style-name="Table11.D2" office:value-type="string">
            <text:p text:style-name="P5">Persona a fost stearsa cu succes</text:p>
          </table:table-cell>
        </table:table-row>
        <table:table-row>
          <table:table-cell table:style-name="Table11.A2" office:value-type="string">
            <text:p text:style-name="P5">r</text:p>
          </table:table-cell>
          <table:table-cell table:style-name="Table11.A2" office:value-type="string">
            <text:p text:style-name="P6">-</text:p>
          </table:table-cell>
          <table:table-cell table:style-name="Table11.A2" office:value-type="string">
            <text:p text:style-name="P7">Give command (Add, View, Search, Delete, Modify):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s</text:p>
          </table:table-cell>
          <table:table-cell table:style-name="Table11.A2" office:value-type="string">
            <text:p text:style-name="P6">delete</text:p>
          </table:table-cell>
          <table:table-cell table:style-name="Table11.A2" office:value-type="string">
            <text:p text:style-name="P5">Give command (Person, Event)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t</text:p>
          </table:table-cell>
          <table:table-cell table:style-name="Table11.A2" office:value-type="string">
            <text:p text:style-name="P6">event</text:p>
          </table:table-cell>
          <table:table-cell table:style-name="Table11.A2" office:value-type="string">
            <text:p text:style-name="P5">Give event ID: </text:p>
          </table:table-cell>
          <table:table-cell table:style-name="Table11.D2" office:value-type="string">
            <text:p text:style-name="P5"/>
          </table:table-cell>
        </table:table-row>
        <table:table-row>
          <table:table-cell table:style-name="Table11.A2" office:value-type="string">
            <text:p text:style-name="P5">u</text:p>
          </table:table-cell>
          <table:table-cell table:style-name="Table11.B5" office:value-type="float" office:value="1">
            <text:p text:style-name="P6">1</text:p>
          </table:table-cell>
          <table:table-cell table:style-name="Table11.A2" office:value-type="string">
            <text:p text:style-name="P5">Id <text:s text:c="2"/>Date <text:s text:c="3"/>Time <text:s text:c="5"/>Description</text:p>
            <text:p text:style-name="P5">1 20/07/2015 09:30 Wedding</text:p>
            <text:p text:style-name="P5">Was deleted!</text:p>
          </table:table-cell>
          <table:table-cell table:style-name="Table11.D2" office:value-type="string">
            <text:p text:style-name="P5">Evenimentul a fost sters cu succes</text:p>
          </table:table-cell>
        </table:table-row>
      </table:table>
      <text:p text:style-name="Standard"/>
      <text:p text:style-name="Standard"/>
      <text:p text:style-name="P1">Scenariu de rulare Functionalitatea 2 (cautare persoane sau evenimente)</text:p>
      <text:p text:style-name="P1"/>
      <text:p text:style-name="P1"><text:tab/>Presupunem ca avem 2 persoane adaugate Persoana1(1, Geo, Olanu)</text:p>
      <text:p text:style-name="P1">Persoana2(2, Gabi, Baia-Mare) si 2 evenimente Eveniment1(1, 20/07/2017, 09:30, Wedding), Eveniment2(2, 15/08/2018, 17:55, <text:soft-page-break/>BirthDay party)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Utilizator</text:p>
          </table:table-cell>
          <table:table-cell table:style-name="Table1.A1" office:value-type="string">
            <text:p text:style-name="P5">Program</text:p>
          </table:table-cell>
          <table:table-cell table:style-name="Table1.D1" office:value-type="string">
            <text:p text:style-name="P5">Descriere</text:p>
          </table:table-cell>
        </table:table-row>
        <table:table-row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5">Give command (Add, View, Search, Delete, Modify):</text:p>
          </table:table-cell>
          <table:table-cell table:style-name="Table1.D2" office:value-type="string">
            <text:p text:style-name="P5">Afiseaza meniul de comenzi</text:p>
          </table:table-cell>
        </table:table-row>
        <table:table-row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6">search</text:p>
          </table:table-cell>
          <table:table-cell table:style-name="Table1.A2" office:value-type="string">
            <text:p text:style-name="P5">Give command (Person, Event): </text:p>
          </table:table-cell>
          <table:table-cell table:style-name="Table1.D2" office:value-type="string">
            <text:p text:style-name="P5">Se afiseaza submeniul de adaugare</text:p>
          </table:table-cell>
        </table:table-row>
        <table:table-row>
          <table:table-cell table:style-name="Table1.A2" office:value-type="string">
            <text:p text:style-name="P5">c</text:p>
          </table:table-cell>
          <table:table-cell table:style-name="Table1.A2" office:value-type="string">
            <text:p text:style-name="P6">person</text:p>
          </table:table-cell>
          <table:table-cell table:style-name="Table1.A2" office:value-type="string">
            <text:p text:style-name="P8">Give person ID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d</text:p>
          </table:table-cell>
          <table:table-cell table:style-name="Table1.B5" office:value-type="float" office:value="2">
            <text:p text:style-name="P6">2</text:p>
          </table:table-cell>
          <table:table-cell table:style-name="Table1.A2" office:value-type="string">
            <text:p text:style-name="P9">Id <text:s text:c="2"/>Name <text:s text:c="5"/>Address</text:p>
            <text:p text:style-name="P9">2 Gabi Baia Mare</text:p>
          </table:table-cell>
          <table:table-cell table:style-name="Table1.D2" office:value-type="string">
            <text:p text:style-name="P5">Afiseaza persona respectiva</text:p>
          </table:table-cell>
        </table:table-row>
        <table:table-row>
          <table:table-cell table:style-name="Table1.A2" office:value-type="string">
            <text:p text:style-name="P5">e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7">Give command (Add, View, Search, Delete, Modify)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6">search</text:p>
          </table:table-cell>
          <table:table-cell table:style-name="Table1.A2" office:value-type="string">
            <text:p text:style-name="P7">Give command (Person, Event)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g</text:p>
          </table:table-cell>
          <table:table-cell table:style-name="Table1.A2" office:value-type="string">
            <text:p text:style-name="P6">event</text:p>
          </table:table-cell>
          <table:table-cell table:style-name="Table1.A2" office:value-type="string">
            <text:p text:style-name="P7">Give event ID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B5" office:value-type="float" office:value="1">
            <text:p text:style-name="P6">1</text:p>
          </table:table-cell>
          <table:table-cell table:style-name="Table1.A2" office:value-type="string">
            <text:p text:style-name="P5">Id <text:s text:c="2"/>Name <text:s text:c="3"/>Date <text:s text:c="3"/>Time <text:s text:c="3"/>Description</text:p>
            <text:p text:style-name="P5">1 20/07/2017 09:30 Wedding</text:p>
          </table:table-cell>
          <table:table-cell table:style-name="Table1.D2" office:value-type="string">
            <text:p text:style-name="P5">Afiseaza evenimentul respectiv</text:p>
          </table:table-cell>
        </table:table-row>
        <table:table-row>
          <table:table-cell table:style-name="Table1.A2" office:value-type="string">
            <text:p text:style-name="P5">i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7">Give command (Add, View, Search, Delete, Modify)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j</text:p>
          </table:table-cell>
          <table:table-cell table:style-name="Table1.A2" office:value-type="string">
            <text:p text:style-name="P6">search</text:p>
          </table:table-cell>
          <table:table-cell table:style-name="Table1.A2" office:value-type="string">
            <text:p text:style-name="P5">Give command (Person, Event)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6">person</text:p>
          </table:table-cell>
          <table:table-cell table:style-name="Table1.A2" office:value-type="string">
            <text:p text:style-name="P5">Give person ID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l</text:p>
          </table:table-cell>
          <table:table-cell table:style-name="Table1.B5" office:value-type="float" office:value="3">
            <text:p text:style-name="P6">3</text:p>
          </table:table-cell>
          <table:table-cell table:style-name="Table1.A2" office:value-type="string">
            <text:p text:style-name="P5">There is no such person with ID 3</text:p>
          </table:table-cell>
          <table:table-cell table:style-name="Table1.D2" office:value-type="string">
            <text:p text:style-name="P5">Tratarea cazului cand nu exista persoana</text:p>
          </table:table-cell>
        </table:table-row>
        <table:table-row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7">Give command (Add, View, Search, Delete, Modify):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n</text:p>
          </table:table-cell>
          <table:table-cell table:style-name="Table1.A2" office:value-type="string">
            <text:p text:style-name="P6">search</text:p>
          </table:table-cell>
          <table:table-cell table:style-name="Table1.A2" office:value-type="string">
            <text:p text:style-name="P7">Give command (Person, Event)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o</text:p>
          </table:table-cell>
          <table:table-cell table:style-name="Table1.A2" office:value-type="string">
            <text:p text:style-name="P6">event</text:p>
          </table:table-cell>
          <table:table-cell table:style-name="Table1.A2" office:value-type="string">
            <text:p text:style-name="P5">Give event ID: 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p</text:p>
          </table:table-cell>
          <table:table-cell table:style-name="Table1.B5" office:value-type="float" office:value="5">
            <text:p text:style-name="P6">5</text:p>
          </table:table-cell>
          <table:table-cell table:style-name="Table1.A2" office:value-type="string">
            <text:p text:style-name="P5">There is no event with ID 5</text:p>
          </table:table-cell>
          <table:table-cell table:style-name="Table1.D2" office:value-type="string">
            <text:p text:style-name="P5">Tratarea cazului cand nu exista evenimentul</text:p>
          </table:table-cell>
        </table:table-row>
      </table:table>
      <text:p text:style-name="Standard"/>
      <text:p text:style-name="Standard"/>
      <text:p text:style-name="P1">Iteratia II</text:p>
      <text:p text:style-name="P1"/>
      <text:p text:style-name="P1">Scenariu de rulare Functionalitatea 3 (inscrierea unei persoane la un eveniment), considerand ca datele de intrare exista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Utilizator</text:p>
          </table:table-cell>
          <table:table-cell table:style-name="Table2.A1" office:value-type="string">
            <text:p text:style-name="P5">Program</text:p>
          </table:table-cell>
          <table:table-cell table:style-name="Table2.D1" office:value-type="string">
            <text:p text:style-name="P5">Descriere</text:p>
          </table:table-cell>
        </table:table-row>
        <table:table-row>
          <table:table-cell table:style-name="Table2.A2" office:value-type="string">
            <text:p text:style-name="P5">a</text:p>
          </table:table-cell>
          <table:table-cell table:style-name="Table2.A2" office:value-type="string">
            <text:p text:style-name="P6">-</text:p>
          </table:table-cell>
          <table:table-cell table:style-name="Table2.A2" office:value-type="string">
            <text:p text:style-name="P5">1. Add Person</text:p>
            <text:p text:style-name="P5">2. Add Event</text:p>
            <text:p text:style-name="P5">3. Delete Person</text:p>
            <text:p text:style-name="P5">4. Delete Event</text:p>
            <text:p text:style-name="P5">5. Update Person</text:p>
            <text:p text:style-name="P5">6. Update Event</text:p>
            <text:p text:style-name="P5"><text:soft-page-break/>7. Print people</text:p>
            <text:p text:style-name="P5">8. Print events</text:p>
            <text:p text:style-name="P5">9. Search person</text:p>
            <text:p text:style-name="P5">10. Search event</text:p>
            <text:p text:style-name="P5">11. Enroll person to event</text:p>
            <text:p text:style-name="P5">12. Print person enrolled</text:p>
          </table:table-cell>
          <table:table-cell table:style-name="Table2.D2" office:value-type="string">
            <text:p text:style-name="P5">Afiseaza meniul de comenzi</text:p>
          </table:table-cell>
        </table:table-row>
        <table:table-row>
          <table:table-cell table:style-name="Table2.A2" office:value-type="string">
            <text:p text:style-name="P5">b</text:p>
          </table:table-cell>
          <table:table-cell table:style-name="Table2.B3" office:value-type="float" office:value="11">
            <text:p text:style-name="P6">11</text:p>
          </table:table-cell>
          <table:table-cell table:style-name="Table2.A2" office:value-type="string">
            <text:p text:style-name="P5">Give the person id: 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c</text:p>
          </table:table-cell>
          <table:table-cell table:style-name="Table2.B3" office:value-type="float" office:value="1">
            <text:p text:style-name="P6">1</text:p>
          </table:table-cell>
          <table:table-cell table:style-name="Table2.A2" office:value-type="string">
            <text:p text:style-name="P8">Give the event id:</text:p>
          </table:table-cell>
          <table:table-cell table:style-name="Table2.D2" office:value-type="string">
            <text:p text:style-name="P5">Formulaul de adaugare</text:p>
          </table:table-cell>
        </table:table-row>
        <table:table-row>
          <table:table-cell table:style-name="Table2.A2" office:value-type="string">
            <text:p text:style-name="P5">d</text:p>
          </table:table-cell>
          <table:table-cell table:style-name="Table2.B3" office:value-type="float" office:value="2">
            <text:p text:style-name="P6">2</text:p>
          </table:table-cell>
          <table:table-cell table:style-name="Table2.A2" office:value-type="string">
            <text:p text:style-name="P9">Badita was enrolled in the event with id 2</text:p>
          </table:table-cell>
          <table:table-cell table:style-name="Table2.D2" office:value-type="string">
            <text:p text:style-name="P5">Persoan a fost inscrisa cu succes</text:p>
          </table:table-cell>
        </table:table-row>
        <table:table-row>
          <table:table-cell table:style-name="Table2.A2" office:value-type="string">
            <text:p text:style-name="P5">e</text:p>
          </table:table-cell>
          <table:table-cell table:style-name="Table2.A2" office:value-type="string">
            <text:p text:style-name="P6">-</text:p>
          </table:table-cell>
          <table:table-cell table:style-name="Table2.A2" office:value-type="string">
            <text:p text:style-name="P5">1. Add Person</text:p>
            <text:p text:style-name="P5">2. Add Event</text:p>
            <text:p text:style-name="P5">3. Delete Person</text:p>
            <text:p text:style-name="P5">4. Delete Event</text:p>
            <text:p text:style-name="P5">5. Update Person</text:p>
            <text:p text:style-name="P5">6. Update Event</text:p>
            <text:p text:style-name="P5">7. Print people</text:p>
            <text:p text:style-name="P5">8. Print events</text:p>
            <text:p text:style-name="P5">9. Search person</text:p>
            <text:p text:style-name="P5">10. Search event</text:p>
            <text:p text:style-name="P5">11. Enroll person to event</text:p>
            <text:p text:style-name="P5">12. Print person enrolled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f</text:p>
          </table:table-cell>
          <table:table-cell table:style-name="Table2.B3" office:value-type="float" office:value="11">
            <text:p text:style-name="P6">11</text:p>
          </table:table-cell>
          <table:table-cell table:style-name="Table2.A2" office:value-type="string">
            <text:p text:style-name="P9">Give the person id: 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g</text:p>
          </table:table-cell>
          <table:table-cell table:style-name="Table2.B3" office:value-type="float" office:value="2">
            <text:p text:style-name="P6">2</text:p>
          </table:table-cell>
          <table:table-cell table:style-name="Table2.A2" office:value-type="string">
            <text:p text:style-name="P7">Give the event id: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h</text:p>
          </table:table-cell>
          <table:table-cell table:style-name="Table2.B3" office:value-type="float" office:value="4">
            <text:p text:style-name="P6">4</text:p>
          </table:table-cell>
          <table:table-cell table:style-name="Table2.A2" office:value-type="string">
            <text:p text:style-name="P5">Cristina was enrolled in the event with id 4</text:p>
          </table:table-cell>
          <table:table-cell table:style-name="Table2.D2" office:value-type="string">
            <text:p text:style-name="P5"/>
          </table:table-cell>
        </table:table-row>
      </table:table>
      <text:p text:style-name="Standard"/>
      <text:p text:style-name="P1">Scenariu de rulare functionalitatea 4. (Afisarea listei de evenimente la care merge o persoana, sortata dupa descriere si data)</text:p>
      <text:p text:style-name="P1">(Consideram de la functionalitatea 3 ca avem persoana Badita, inscrisa la Funeral si Wedding)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Utilizator</text:p>
          </table:table-cell>
          <table:table-cell table:style-name="Table3.A1" office:value-type="string">
            <text:p text:style-name="P5">Program</text:p>
          </table:table-cell>
          <table:table-cell table:style-name="Table3.D1" office:value-type="string">
            <text:p text:style-name="P5">Descriere</text:p>
          </table:table-cell>
        </table:table-row>
        <table:table-row>
          <table:table-cell table:style-name="Table3.A2" office:value-type="string">
            <text:p text:style-name="P5">a</text:p>
          </table:table-cell>
          <table:table-cell table:style-name="Table3.A2" office:value-type="string">
            <text:p text:style-name="P6">-</text:p>
          </table:table-cell>
          <table:table-cell table:style-name="Table3.A2" office:value-type="string">
            <text:p text:style-name="P5">1. Add Person</text:p>
            <text:p text:style-name="P5">2. Add Event</text:p>
            <text:p text:style-name="P5">3. Delete Person</text:p>
            <text:p text:style-name="P5">4. Delete Event</text:p>
            <text:p text:style-name="P5">5. Update Person</text:p>
            <text:p text:style-name="P5">6. Update Event</text:p>
            <text:p text:style-name="P5">7. Print people</text:p>
            <text:p text:style-name="P5">8. Print events</text:p>
            <text:p text:style-name="P5">9. Search person</text:p>
            <text:p text:style-name="P5">10. Search event</text:p>
            <text:p text:style-name="P5">11. Enroll person to event</text:p>
            <text:p text:style-name="P5">12. Print person enrolled</text:p>
          </table:table-cell>
          <table:table-cell table:style-name="Table3.D2" office:value-type="string">
            <text:p text:style-name="P5">Afiseaza meniul de comenzi</text:p>
          </table:table-cell>
        </table:table-row>
        <table:table-row>
          <table:table-cell table:style-name="Table3.A2" office:value-type="string">
            <text:p text:style-name="P5">b</text:p>
          </table:table-cell>
          <table:table-cell table:style-name="Table3.B3" office:value-type="float" office:value="12">
            <text:p text:style-name="P6">12</text:p>
          </table:table-cell>
          <table:table-cell table:style-name="Table3.A2" office:value-type="string">
            <text:p text:style-name="P5">Give the person id: </text:p>
          </table:table-cell>
          <table:table-cell table:style-name="Table3.D2" office:value-type="string">
            <text:p text:style-name="P5"/>
          </table:table-cell>
        </table:table-row>
        <text:soft-page-break/>
        <table:table-row>
          <table:table-cell table:style-name="Table3.A2" office:value-type="string">
            <text:p text:style-name="P5">c</text:p>
          </table:table-cell>
          <table:table-cell table:style-name="Table3.B3" office:value-type="float" office:value="1">
            <text:p text:style-name="P6">1</text:p>
          </table:table-cell>
          <table:table-cell table:style-name="Table3.A2" office:value-type="string">
            <text:p text:style-name="P8">Give the event id:</text:p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d</text:p>
          </table:table-cell>
          <table:table-cell table:style-name="Table3.A2" office:value-type="string">
            <text:p text:style-name="P6">-</text:p>
          </table:table-cell>
          <table:table-cell table:style-name="Table3.A2" office:value-type="string">
            <text:p text:style-name="P9">Person Badita is enrolled in:</text:p>
            <text:p text:style-name="P9">Id_event <text:s text:c="11"/>Date <text:s text:c="10"/>Time <text:s text:c="9"/>Description</text:p>
            <text:p text:style-name="P9"><text:s text:c="4"/>1 <text:s text:c="14"/>21/06/2013 <text:s text:c="4"/>11:00 <text:s text:c="8"/>Funeral</text:p>
            <text:p text:style-name="P9"><text:s text:c="4"/>2 <text:s text:c="14"/>20/05/2012 <text:s text:c="4"/>10:50 <text:s text:c="9"/>Wedding</text:p>
          </table:table-cell>
          <table:table-cell table:style-name="Table3.D2" office:value-type="string">
            <text:p text:style-name="P5">Persoan a fost inscrisa cu succes</text:p>
          </table:table-cell>
        </table:table-row>
        <table:table-row>
          <table:table-cell table:style-name="Table3.A2" office:value-type="string">
            <text:p text:style-name="P5">e</text:p>
          </table:table-cell>
          <table:table-cell table:style-name="Table3.A2" office:value-type="string">
            <text:p text:style-name="P6">-</text:p>
          </table:table-cell>
          <table:table-cell table:style-name="Table3.A2" office:value-type="string">
            <text:p text:style-name="P5">1. Add Person</text:p>
            <text:p text:style-name="P5">2. Add Event</text:p>
            <text:p text:style-name="P5">3. Delete Person</text:p>
            <text:p text:style-name="P5">4. Delete Event</text:p>
            <text:p text:style-name="P5">5. Update Person</text:p>
            <text:p text:style-name="P5">6. Update Event</text:p>
            <text:p text:style-name="P5">7. Print people</text:p>
            <text:p text:style-name="P5">8. Print events</text:p>
            <text:p text:style-name="P5">9. Search person</text:p>
            <text:p text:style-name="P5">10. Search event</text:p>
            <text:p text:style-name="P5">11. Enroll person to event</text:p>
            <text:p text:style-name="P5">12. Print person enrolled</text:p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f</text:p>
          </table:table-cell>
          <table:table-cell table:style-name="Table3.B3" office:value-type="float" office:value="11">
            <text:p text:style-name="P6">11</text:p>
          </table:table-cell>
          <table:table-cell table:style-name="Table3.A2" office:value-type="string">
            <text:p text:style-name="P9">Give the person id: </text:p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g</text:p>
          </table:table-cell>
          <table:table-cell table:style-name="Table3.B3" office:value-type="float" office:value="2">
            <text:p text:style-name="P6">2</text:p>
          </table:table-cell>
          <table:table-cell table:style-name="Table3.A2" office:value-type="string">
            <text:p text:style-name="P7">Give the event id:</text:p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h</text:p>
          </table:table-cell>
          <table:table-cell table:style-name="Table3.B3" office:value-type="float" office:value="4">
            <text:p text:style-name="P6">4</text:p>
          </table:table-cell>
          <table:table-cell table:style-name="Table3.A2" office:value-type="string">
            <text:p text:style-name="P5">Cristina was enrolled in the event with id 4</text:p>
          </table:table-cell>
          <table:table-cell table:style-name="Table3.D2" office:value-type="string">
            <text:p text:style-name="P5"/>
          </table:table-cell>
        </table:table-row>
      </table:table>
      <text:p text:style-name="Standard"/>
      <text:p text:style-name="Standard"/>
      <text:p text:style-name="P1">Iteratia III</text:p>
      <text:p text:style-name="P1"/>
      <text:p text:style-name="P1">Scenariu de rulare Functionalitatea 5 (Persoanele participante la cele mai multe evenimente)</text:p>
      <text:p text:style-name="P1">Considerand ca avem datele de intrare deja asigurate ca pana acum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Utilizator</text:p>
          </table:table-cell>
          <table:table-cell table:style-name="Table5.A1" office:value-type="string">
            <text:p text:style-name="P5">Program</text:p>
          </table:table-cell>
          <table:table-cell table:style-name="Table5.D1" office:value-type="string">
            <text:p text:style-name="P5">Descriere</text:p>
          </table:table-cell>
        </table:table-row>
        <table:table-row>
          <table:table-cell table:style-name="Table5.A2" office:value-type="string">
            <text:p text:style-name="P5">a</text:p>
          </table:table-cell>
          <table:table-cell table:style-name="Table5.A2" office:value-type="string">
            <text:p text:style-name="P6">-</text:p>
          </table:table-cell>
          <table:table-cell table:style-name="Table5.A2" office:value-type="string">
            <text:p text:style-name="P5">1. Add Person</text:p>
            <text:p text:style-name="P5">2. Add Event</text:p>
            <text:p text:style-name="P5">3. Delete Person</text:p>
            <text:p text:style-name="P5">4. Delete Event</text:p>
            <text:p text:style-name="P5">5. Update Person</text:p>
            <text:p text:style-name="P5">6. Update Event</text:p>
            <text:p text:style-name="P5">7. Print people</text:p>
            <text:p text:style-name="P5">8. Print events</text:p>
            <text:p text:style-name="P5">9. Search person</text:p>
            <text:p text:style-name="P5">10. Search event</text:p>
            <text:p text:style-name="P5">11. Enroll person to event</text:p>
            <text:p text:style-name="P5">12. Print person enrolled</text:p>
            <text:p text:style-name="P5">13. Add n random people</text:p>
            <text:p text:style-name="P5">14. Print most people to events</text:p>
            <text:p text:style-name="P5">15. Print top 20% events with most participants</text:p>
            <text:p text:style-name="P5">x. </text:p>
          </table:table-cell>
          <table:table-cell table:style-name="Table5.D2" office:value-type="string">
            <text:p text:style-name="P5">Afiseaza meniul de comenzi</text:p>
          </table:table-cell>
        </table:table-row>
        <text:soft-page-break/>
        <table:table-row>
          <table:table-cell table:style-name="Table5.A2" office:value-type="string">
            <text:p text:style-name="P5">b</text:p>
          </table:table-cell>
          <table:table-cell table:style-name="Table5.B3" office:value-type="float" office:value="14">
            <text:p text:style-name="P6">14</text:p>
          </table:table-cell>
          <table:table-cell table:style-name="Table5.A2" office:value-type="string">
            <text:p text:style-name="P13"><text:s/><text:span text:style-name="T4">Id_person <text:s text:c="2"/>Name <text:s text:c="3"/>Address</text:span></text:p>
            <text:p text:style-name="P15"><text:tab/>1<text:tab/>Badita<text:tab/>Valcea</text:p>
            <text:p text:style-name="P16"><text:span text:style-name="T6"><text:tab/>2<text:tab/>Cristina<text:tab/>Sibiu</text:span></text:p>
          </table:table-cell>
          <table:table-cell table:style-name="Table5.D2" office:value-type="string">
            <text:p text:style-name="P5"/>
          </table:table-cell>
        </table:table-row>
      </table:table>
      <text:p text:style-name="Standard"/>
      <text:p text:style-name="P1">Scenariu de rulare functionalitatea 6. (Afisarea primelor 20% evenimente cu cei mai multi participanti)</text:p>
      <text:p text:style-name="P1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Utilizator</text:p>
          </table:table-cell>
          <table:table-cell table:style-name="Table6.A1" office:value-type="string">
            <text:p text:style-name="P5">Program</text:p>
          </table:table-cell>
          <table:table-cell table:style-name="Table6.D1" office:value-type="string">
            <text:p text:style-name="P5">Descriere</text:p>
          </table:table-cell>
        </table:table-row>
        <table:table-row>
          <table:table-cell table:style-name="Table6.A2" office:value-type="string">
            <text:p text:style-name="P5">a</text:p>
          </table:table-cell>
          <table:table-cell table:style-name="Table6.A2" office:value-type="string">
            <text:p text:style-name="P6">-</text:p>
          </table:table-cell>
          <table:table-cell table:style-name="Table6.A2" office:value-type="string">
            <text:p text:style-name="P5">1. Add Person</text:p>
            <text:p text:style-name="P5">2. Add Event</text:p>
            <text:p text:style-name="P5">3. Delete Person</text:p>
            <text:p text:style-name="P5">4. Delete Event</text:p>
            <text:p text:style-name="P5">5. Update Person</text:p>
            <text:p text:style-name="P5">6. Update Event</text:p>
            <text:p text:style-name="P5">7. Print people</text:p>
            <text:p text:style-name="P5">8. Print events</text:p>
            <text:p text:style-name="P5">9. Search person</text:p>
            <text:p text:style-name="P5">10. Search event</text:p>
            <text:p text:style-name="P5">11. Enroll person to event</text:p>
            <text:p text:style-name="P5">12. Print person enrolled</text:p>
            <text:p text:style-name="P5">13. Add n random people</text:p>
            <text:p text:style-name="P5">14. Print most people to events</text:p>
            <text:p text:style-name="P5">15. Print top 20% events with most participants</text:p>
            <text:p text:style-name="P5">x. </text:p>
          </table:table-cell>
          <table:table-cell table:style-name="Table6.D2" office:value-type="string">
            <text:p text:style-name="P5">Afiseaza meniul de comenzi</text:p>
          </table:table-cell>
        </table:table-row>
        <table:table-row>
          <table:table-cell table:style-name="Table6.A2" office:value-type="string">
            <text:p text:style-name="P5">b</text:p>
          </table:table-cell>
          <table:table-cell table:style-name="Table6.B3" office:value-type="float" office:value="15">
            <text:p text:style-name="P6">15</text:p>
          </table:table-cell>
          <table:table-cell table:style-name="Table6.A2" office:value-type="string">
            <text:p text:style-name="P14">Id_event <text:s text:c="3"/>Descripton <text:s text:c="3"/>Num_pers</text:p>
            <text:p text:style-name="P16"><text:span text:style-name="T6"><text:tab/>1<text:tab/>Xuneral<text:tab/><text:tab/>2</text:span></text:p>
          </table:table-cell>
          <table:table-cell table:style-name="Table6.D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39M10S</meta:editing-duration>
    <meta:editing-cycles>7</meta:editing-cycles>
    <meta:generator>OpenOffice/4.1.3$Win32 OpenOffice.org_project/413m1$Build-9783</meta:generator>
    <dc:date>2017-11-28T00:41:55.95</dc:date>
    <dc:creator>Marin-Georgian Badita</dc:creator>
    <meta:document-statistic meta:table-count="7" meta:image-count="0" meta:object-count="0" meta:page-count="6" meta:paragraph-count="325" meta:word-count="1110" meta:character-count="6560"/>
    <meta:user-defined meta:name="Info 1"/>
    <meta:user-defined meta:name="Info 2"/>
    <meta:user-defined meta:name="Info 3"/>
    <meta:user-defined meta:name="Info 4"/>
  </office:meta>
</office:document-meta>
</file>